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writing-mode="lr-tb"/>
      <style:text-properties officeooo:rsid="00076bdf" officeooo:paragraph-rsid="00076bdf"/>
    </style:style>
    <style:style style:name="P2" style:family="paragraph" style:parent-style-name="Subtitle">
      <style:text-properties style:font-name="Cantarell" fo:font-size="22pt" style:text-underline-style="solid" style:text-underline-width="auto" style:text-underline-color="font-color" fo:font-weight="bold" officeooo:rsid="00076bdf" officeooo:paragraph-rsid="00076bdf" style:font-size-asian="22pt" style:font-weight-asian="bold" style:font-size-complex="22pt" style:font-weight-complex="bold"/>
    </style:style>
    <style:style style:name="P3" style:family="paragraph" style:parent-style-name="Heading_20_2">
      <style:text-properties style:font-name="Cantarell"/>
    </style:style>
    <style:style style:name="P4" style:family="paragraph" style:parent-style-name="Heading_20_3">
      <style:text-properties style:font-name="Cantarell"/>
    </style:style>
    <style:style style:name="P5" style:family="paragraph" style:parent-style-name="Heading_20_4">
      <style:text-properties style:font-name="Cantarell"/>
    </style:style>
    <style:style style:name="P6" style:family="paragraph" style:parent-style-name="Text_20_body">
      <style:text-properties officeooo:paragraph-rsid="00076bdf"/>
    </style:style>
    <style:style style:name="P7" style:family="paragraph" style:parent-style-name="Text_20_body">
      <style:text-properties style:font-name="Cantarell"/>
    </style:style>
    <style:style style:name="P8" style:family="paragraph" style:parent-style-name="Text_20_body">
      <style:text-properties style:font-name="Cantarell" officeooo:rsid="00076bdf" officeooo:paragraph-rsid="00076bdf"/>
    </style:style>
    <style:style style:name="T1" style:family="text">
      <style:text-properties officeooo:rsid="00085965"/>
    </style:style>
    <style:style style:name="T2" style:family="text">
      <style:text-properties officeooo:rsid="00076bdf"/>
    </style:style>
    <style:style style:name="T3" style:family="text">
      <style:text-properties style:font-name="Cantarell"/>
    </style:style>
    <style:style style:name="T4" style:family="text">
      <style:text-properties style:font-name="Cantarell" officeooo:rsid="00076bd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Source : </text:span><text:a xlink:type="simple" xlink:href="https://www.conserve-energy-future.com/pollutiontypes.php" text:style-name="Internet_20_link" text:visited-style-name="Visited_20_Internet_20_Link"><text:span text:style-name="T3">https://www.conserve-energy-future.com/pollutiontypes.php</text:span></text:a></text:p>
      <text:p text:style-name="P2">Pollution</text:p>
      <text:p text:style-name="P6"><text:span text:style-name="T4">Pollution occurs when pollutants contaminate the </text:span><text:a xlink:type="simple" xlink:href="https://www.conserve-energy-future.com/causes-effects-solutions-depletion-natural-resources.php" office:target-frame-name="_blank" xlink:show="new" text:style-name="Internet_20_link" text:visited-style-name="Visited_20_Internet_20_Link"><text:span text:style-name="T4">natural</text:span></text:a><text:span text:style-name="T4"> surroundings; bringing about changes that affect our normal lifestyles adversely.</text:span></text:p>
      <text:p text:style-name="P7">Pollutants are the key elements or components of pollution which are generally waste materials of different forms.</text:p>
      <text:p text:style-name="Text_20_body"><text:span text:style-name="T3">Pollution disturbs our </text:span><text:a xlink:type="simple" xlink:href="https://www.conserve-energy-future.com/what-is-an-ecosystem.php" office:target-frame-name="_blank" xlink:show="new" text:style-name="Internet_20_link" text:visited-style-name="Visited_20_Internet_20_Link"><text:span text:style-name="T3">ecosystem</text:span></text:a><text:span text:style-name="T3"> and the balance in the environment. With modernization and development in our lives, pollution has reached its peak; giving rise to </text:span><text:a xlink:type="simple" xlink:href="https://www.conserve-energy-future.com/al-gore-and-global-warming.php" office:target-frame-name="_blank" xlink:show="new" text:style-name="Internet_20_link" text:visited-style-name="Visited_20_Internet_20_Link"><text:span text:style-name="T3">global warming</text:span></text:a><text:span text:style-name="T3"> and human illness.</text:span></text:p>
      <text:h text:style-name="P3" text:outline-level="2"><text:bookmark text:name="Different_Forms_of_Pollution"/>Different Forms of Pollution:</text:h>
      <text:p text:style-name="P7">Pollution occurs in different forms; air, water, soil, radioactive, noise, heat/ thermal, and light.</text:p>
      <text:p text:style-name="P7">Every form of pollution has two sources of occurrence; the point and the non-point sources. The point sources are easy to identify, monitor, and control, whereas the non-point sources are hard to control.</text:p>
      <text:p text:style-name="Text_20_body"><text:span text:style-name="T3">To understand this occurrence better, let us now discuss the different types of pollution and their effects on mankind and the </text:span><text:a xlink:type="simple" xlink:href="https://www.conserve-energy-future.com/current-environmental-issues.php" office:target-frame-name="_blank" xlink:show="new" text:style-name="Internet_20_link" text:visited-style-name="Visited_20_Internet_20_Link"><text:span text:style-name="T3">environment</text:span></text:a><text:span text:style-name="T3"> in general.</text:span></text:p>
      <text:h text:style-name="P3" text:outline-level="2"><text:bookmark text:name="Major_Types_of_Pollution_Affecting_Our_Planet"/>Major Types of Pollution Affecting Our Planet:</text:h>
      <text:p text:style-name="P7">Following is a list of the different types of Pollution that evidently destroy us and our earth.</text:p>
      <text:h text:style-name="P4" text:outline-level="3"><text:bookmark text:name="1_Air_Pollution"/>1. Air Pollution :</text:h>
      <text:p text:style-name="Text_20_body"><text:span text:style-name="T3">While there are many types of pollution, </text:span><text:a xlink:type="simple" xlink:href="https://www.nrdc.org/stories/air-pollution-everything-you-need-know" office:target-frame-name="_blank" xlink:show="new" text:style-name="Internet_20_link" text:visited-style-name="Visited_20_Internet_20_Link"><text:span text:style-name="Strong_20_Emphasis"><text:span text:style-name="T3">Air Pollution</text:span></text:span></text:a><text:span text:style-name="T3"> is probably the most prominent and dangerous form of it. Pollution may occur due to many reasons. Here’s a brief list.</text:span></text:p>
      <text:h text:style-name="P5" text:outline-level="4"><text:bookmark text:name="Burning_of_Fuel"/>Burning of Fuel:</text:h>
      <text:p text:style-name="P7">Excessive burning of fuel which is a necessity of our daily lives for cooking, driving, and other industrial activities; releases a huge amount of chemical substances in the air every day. Over time, these substances pollute the air.</text:p>
      <text:h text:style-name="P5" text:outline-level="4"><text:bookmark text:name="Chimney_Smoke"/>Chimney Smoke:</text:h>
      <text:p text:style-name="P7">Another common cause of air pollution may be attributed to the smoke from chimneys, factories, vehicles, or the burning of wood. These activities, individually and collectively release sulfur dioxide into the air thereby making it toxic.</text:p>
      <text:p text:style-name="Text_20_body"><text:soft-page-break/><text:span text:style-name="T3">The </text:span><text:a xlink:type="simple" xlink:href="https://www.conserve-energy-future.com/sources-and-effects-of-six-common-air-pollutants.php" office:target-frame-name="_blank" xlink:show="new" text:style-name="Internet_20_link" text:visited-style-name="Visited_20_Internet_20_Link"><text:span text:style-name="T3">effects of air pollution</text:span></text:a><text:span text:style-name="T3"> are evident too. The release of sulfur dioxide and other hazardous gases into the air causes </text:span><text:a xlink:type="simple" xlink:href="https://www.conserve-energy-future.com/is-global-warming-real.php" office:target-frame-name="_blank" xlink:show="new" text:style-name="Internet_20_link" text:visited-style-name="Visited_20_Internet_20_Link"><text:span text:style-name="T3">global warming</text:span></text:a><text:span text:style-name="T3"> and </text:span><text:a xlink:type="simple" xlink:href="https://www.conserve-energy-future.com/causes-and-effects-of-acid-rain.php" office:target-frame-name="_blank" xlink:show="new" text:style-name="Internet_20_link" text:visited-style-name="Visited_20_Internet_20_Link"><text:span text:style-name="T3">acid rain</text:span></text:a><text:span text:style-name="T3">; which in turn lead to increased temperatures, erratic rains, and droughts worldwide.</text:span></text:p>
      <text:p text:style-name="P7">These effects don’t just debilitate the lives of humans, but they also end up making it tough for the animals to survive.</text:p>
      <text:p text:style-name="P7">As humans, we breathe in every polluted particle from the air which results in the potential chances of asthma and lung cancer. Either way, unless we address this issue, it may take a bigger and worse shape.</text:p>
      <text:h text:style-name="P4" text:outline-level="3"><text:bookmark text:name="2_Water_Pollution"/>2. Water Pollution:</text:h>
      <text:p text:style-name="Text_20_body"><text:a xlink:type="simple" xlink:href="https://www.nrdc.org/stories/water-pollution-everything-you-need-know" office:target-frame-name="_blank" xlink:show="new" text:style-name="Internet_20_link" text:visited-style-name="Visited_20_Internet_20_Link"><text:span text:style-name="Strong_20_Emphasis"><text:span text:style-name="T3">Water Pollution</text:span></text:span></text:a><text:span text:style-name="T3"> has taken a toll on all the surviving species of the earth. Almost 60% of the species live in water bodies and when the water is polluted, it severely impacts their lives and hinders their health in general. But what are the specific causes of water pollution? Let’s take a closer look.</text:span></text:p>
      <text:h text:style-name="P5" text:outline-level="4"><text:bookmark text:name="Industrial_Waste"/>Industrial Waste:</text:h>
      <text:p text:style-name="P7">Water pollution may occur due to multiple factors. One of the biggest instances may be industrial water pollution where the industrial wastes are dumped into the rivers and other water bodies thereby causing an imbalance in the water.Over time, it leads to severe contamination thereby resulting in the death of aquatic species.</text:p>
      <text:p text:style-name="P7">If you suspect that nearby water sources have been contaminated by a corporation then it might be a good idea to hire an expert to see your options.</text:p>
      <text:h text:style-name="P5" text:outline-level="4"><text:bookmark text:name="Groundwater_Pollution"/>Groundwater Pollution:</text:h>
      <text:p text:style-name="Text_20_body"><text:span text:style-name="T3">Water pollution may also be caused when insecticides and pesticides like DDT are sprayed on plants. While this may not seem much, over time, this simple activity </text:span><text:a xlink:type="simple" xlink:href="https://www.conserve-energy-future.com/causes-effects-solutions-groundwater-pollution.php" office:target-frame-name="_blank" xlink:show="new" text:style-name="Internet_20_link" text:visited-style-name="Visited_20_Internet_20_Link"><text:span text:style-name="T3">pollutes the groundwater</text:span></text:a><text:span text:style-name="T3"> system which most of us use. If left unchecked for long, the same groundwater will turn out to be hazardous, leading to a range of health issues in the long run.</text:span></text:p>
      <text:p text:style-name="P7">Note that in addition to the spraying of pesticides, groundwater may also be polluted from the toxic chemical spills occurring from industrial operations.</text:p>
      <text:h text:style-name="P5" text:outline-level="4"><text:bookmark text:name="Oil_Spills"/>Oil Spills:</text:h>
      <text:p text:style-name="Text_20_body"><text:a xlink:type="simple" xlink:href="https://response.restoration.noaa.gov/training-and-education/education-students-and-teachers/how-do-spills-happen.html" office:target-frame-name="_blank" xlink:show="new" text:style-name="Internet_20_link" text:visited-style-name="Visited_20_Internet_20_Link"><text:span text:style-name="T3">Oil spills</text:span></text:a><text:span text:style-name="T3"> in the oceans too have caused irreparable damage to the water bodies. Oil spills are usually caused due to accidents from large ships, tankers, or any other form of an oil pipeline.</text:span></text:p>
      <text:h text:style-name="P5" text:outline-level="4"><text:bookmark text:name="Eutrophication"/>Eutrophication:</text:h>
      <text:p text:style-name="Text_20_body"><text:a xlink:type="simple" xlink:href="https://www.conserve-energy-future.com/causes-effects-and-solutions-to-eutrophication.php" office:target-frame-name="_blank" xlink:show="new" text:style-name="Internet_20_link" text:visited-style-name="Visited_20_Internet_20_Link"><text:span text:style-name="T3">Eutrophication</text:span></text:a><text:span text:style-name="T3"> is another big source of water pollution, it occurs due to </text:span><text:a xlink:type="simple" xlink:href="https://www.conserve-energy-future.com/daily-habits-human-beings-that-killing-environment.php" office:target-frame-name="_blank" xlink:show="new" text:style-name="Internet_20_link" text:visited-style-name="Visited_20_Internet_20_Link"><text:span text:style-name="T3">daily activities</text:span></text:a><text:span text:style-name="T3"> like washing clothes, utensils near lakes, ponds, or rivers; this forces detergents to go into the </text:span><text:soft-page-break/><text:span text:style-name="T3">water which blocks sunlight from penetrating, thus reducing oxygen and making it inhabitable.</text:span></text:p>
      <text:p text:style-name="Text_20_body"><text:span text:style-name="T3">Water pollution not only harms the aquatic beings but it also contaminates the entire food chain by severely </text:span><text:a xlink:type="simple" xlink:href="https://www.conserve-energy-future.com/causes-effects-solutions-manual-scavenging.php" office:target-frame-name="_blank" xlink:show="new" text:style-name="Internet_20_link" text:visited-style-name="Visited_20_Internet_20_Link"><text:span text:style-name="T3">affecting humans</text:span></text:a><text:span text:style-name="T3"> dependent on these. Water-borne diseases like cholera, diarrhea have also increased in all places.</text:span></text:p>
      <text:h text:style-name="P4" text:outline-level="3"><text:bookmark text:name="3_Soil_Pollution"/>3. Soil Pollution:</text:h>
      <text:p text:style-name="Text_20_body"><text:a xlink:type="simple" xlink:href="https://www.conserve-energy-future.com/causes-effects-solutions-of-land-pollution.php" office:target-frame-name="_blank" xlink:show="new" text:style-name="Internet_20_link" text:visited-style-name="Visited_20_Internet_20_Link"><text:span text:style-name="Strong_20_Emphasis"><text:span text:style-name="T3">Soil pollution</text:span></text:span></text:a><text:span text:style-name="T3"> occurs due to the incorporation of unwanted chemicals in the soil due to human activities. The use of insecticides and pesticides absorbs the nitrogen compounds from the soil making it unfit for plants to derive nutrition from.</text:span></text:p>
      <text:p text:style-name="Text_20_body"><text:span text:style-name="T3">The release of </text:span><text:a xlink:type="simple" xlink:href="https://www.conserve-energy-future.com/causes-effects-of-industrial-pollution.php" office:target-frame-name="_blank" xlink:show="new" text:style-name="Internet_20_link" text:visited-style-name="Visited_20_Internet_20_Link"><text:span text:style-name="T3">industrial waste</text:span></text:a><text:span text:style-name="T3">, mining, and </text:span><text:a xlink:type="simple" xlink:href="https://www.conserve-energy-future.com/how-deforestation-affects-climate-change-humans-animals.php" office:target-frame-name="_blank" xlink:show="new" text:style-name="Internet_20_link" text:visited-style-name="Visited_20_Internet_20_Link"><text:span text:style-name="T3">deforestation</text:span></text:a><text:span text:style-name="T3"> also exploits the soil. Since plants can’t grow properly, they can’t hold the soil which in turn leads to </text:span><text:a xlink:type="simple" xlink:href="https://www.conserve-energy-future.com/causes-effects-solutions-of-soil-erosion.php" office:target-frame-name="_blank" xlink:show="new" text:style-name="Internet_20_link" text:visited-style-name="Visited_20_Internet_20_Link"><text:span text:style-name="T3">soil erosion</text:span></text:a><text:span text:style-name="T3">.</text:span></text:p>
      <text:h text:style-name="P4" text:outline-level="3"><text:bookmark text:name="4_Noise_Pollution"/>4. Noise Pollution:</text:h>
      <text:p text:style-name="Text_20_body"><text:a xlink:type="simple" xlink:href="https://www.conserve-energy-future.com/causes-and-effects-of-noise-pollution.php" office:target-frame-name="_blank" xlink:show="new" text:style-name="Internet_20_link" text:visited-style-name="Visited_20_Internet_20_Link"><text:span text:style-name="Strong_20_Emphasis"><text:span text:style-name="T3">Noise pollution</text:span></text:span></text:a><text:span text:style-name="T3"> is caused when noise which is an unpleasant sound affects our ears and leads to psychological problems like stress, hypertension, hearing impairment, etc. It is caused by machines in industries, loud music, noise from traffic, noise fro construction activities, and so on.</text:span></text:p>
      <text:p text:style-name="P7">As with the other forms of pollution, noise pollution is extremely dangerous and can lead to multiple fatalities in both humans and animals.</text:p>
      <text:p text:style-name="P7">In humans, it affects our overall well-being, sleep, and total hours of rest. It may also adversely impact the development of kids and create an imbalance in the blood pressure and heart rate of elderly individuals.</text:p>
      <text:h text:style-name="P4" text:outline-level="3"><text:bookmark text:name="5_Radioactive_Pollution"/>5. Radioactive Pollution:</text:h>
      <text:p text:style-name="Text_20_body"><text:a xlink:type="simple" xlink:href="https://www.conserve-energy-future.com/radioactive-pollution-causes-effects-solutions.php" office:target-frame-name="_blank" xlink:show="new" text:style-name="Internet_20_link" text:visited-style-name="Visited_20_Internet_20_Link"><text:span text:style-name="Strong_20_Emphasis"><text:span text:style-name="T3">Radioactive pollution</text:span></text:span></text:a><text:span text:style-name="T3"> is highly dangerous when it occurs. It can occur due to nuclear plant malfunctions, improper nuclear </text:span><text:a xlink:type="simple" xlink:href="https://www.conserve-energy-future.com/dangers-and-effects-of-nuclear-waste-disposal.php" office:target-frame-name="_blank" xlink:show="new" text:style-name="Internet_20_link" text:visited-style-name="Visited_20_Internet_20_Link"><text:span text:style-name="T3">waste disposal</text:span></text:a><text:span text:style-name="T3">, accidents, etc. It causes cancer, infertility, blindness, defects at the time of birth; it can sterilize soil and affect air and water.</text:span></text:p>
      <text:h text:style-name="P4" text:outline-level="3"><text:bookmark text:name="6_ThermalHeat_Pollution"/>6. Thermal/Heat Pollution:</text:h>
      <text:p text:style-name="Text_20_body"><text:a xlink:type="simple" xlink:href="https://www.conserve-energy-future.com/causes-and-effects-of-thermal-pollution.php" office:target-frame-name="_blank" xlink:show="new" text:style-name="Internet_20_link" text:visited-style-name="Visited_20_Internet_20_Link"><text:span text:style-name="Strong_20_Emphasis"><text:span text:style-name="T3">Thermal/heat pollution</text:span></text:span></text:a><text:span text:style-name="T3"> is due to the excess heat in the environment creating unwanted changes over long time periods; due to the huge number of </text:span><text:a xlink:type="simple" xlink:href="https://link.springer.com/referenceworkentry/10.1007%2F1-4020-4494-1_325" office:target-frame-name="_blank" xlink:show="new" text:style-name="Internet_20_link" text:visited-style-name="Visited_20_Internet_20_Link"><text:span text:style-name="T3">industrial plants</text:span></text:a><text:span text:style-name="T3">, </text:span><text:a xlink:type="simple" xlink:href="https://www.conserve-energy-future.com/various-deforestation-facts.php" office:target-frame-name="_blank" xlink:show="new" text:style-name="Internet_20_link" text:visited-style-name="Visited_20_Internet_20_Link"><text:span text:style-name="T3">deforestation</text:span></text:a><text:span text:style-name="T3">, urban sprawl, and air pollution. It increases the earth’s temperature, causing drastic </text:span><text:a xlink:type="simple" xlink:href="https://www.conserve-energy-future.com/solutions-for-climate-crisis.php" office:target-frame-name="_blank" xlink:show="new" text:style-name="Internet_20_link" text:visited-style-name="Visited_20_Internet_20_Link"><text:span text:style-name="T3">climatic changes</text:span></text:a><text:span text:style-name="T3"> and extinction of wildlife.</text:span></text:p>
      <text:p text:style-name="P7">Thermal pollution can result in an increase in temperature and can prove to be disastrous for humans and wildlife. The increase in temperature can make wildlife populations vulnerable and they may never be able to recover.</text:p>
      <text:h text:style-name="P4" text:outline-level="3"><text:bookmark text:name="7_Light_Pollution"/><text:soft-page-break/>7. Light Pollution:</text:h>
      <text:p text:style-name="Text_20_body"><text:a xlink:type="simple" xlink:href="https://www.conserve-energy-future.com/types-causes-and-effects-of-light-pollution.php" office:target-frame-name="_blank" xlink:show="new" text:style-name="Internet_20_link" text:visited-style-name="Visited_20_Internet_20_Link"><text:span text:style-name="Strong_20_Emphasis"><text:span text:style-name="T3">Light pollution</text:span></text:span></text:a><text:span text:style-name="T3"> occurs due to prominent excess illumination of an area. It is largely visible in big cities, on advertising boards and billboards, in sports or entertainment events at the night.</text:span></text:p>
      <text:p text:style-name="P7">In residential areas, the lives of the inhabitants are greatly affected by this. It also affects astronomical observations and activities by making the stars almost invisible.</text:p>
      <text:h text:style-name="P3" text:outline-level="2"><text:bookmark text:name="Serious_Effects_of_Pollution_on_Our_Humans_and_Environment"/>Serious Effects of Pollution on Our Humans and Environment</text:h>
      <text:h text:style-name="P4" text:outline-level="3"><text:bookmark text:name="1_Environment_Degradation"/>1. Environment Degradation:</text:h>
      <text:p text:style-name="Text_20_body"><text:span text:style-name="T3">The environment is the first casualty for the </text:span><text:a xlink:type="simple" xlink:href="https://www.conserve-energy-future.com/causes-effects-solutions-groundwater-pollution.php" office:target-frame-name="_blank" xlink:show="new" text:style-name="Internet_20_link" text:visited-style-name="Visited_20_Internet_20_Link"><text:span text:style-name="T3">increase in pollution</text:span></text:a><text:span text:style-name="T3"> weather in air or water. The increase in the amount of CO2 in the atmosphere leads to smog which can restrict sunlight from reaching the earth.</text:span></text:p>
      <text:p text:style-name="Text_20_body"><text:span text:style-name="T3">This very scenario affects the process of photosynthesis in plants, thereby hindering their growth. Gases like Sulfur dioxide and nitrogen oxide can also cause </text:span><text:a xlink:type="simple" xlink:href="https://www.conserve-energy-future.com/acid-rain.php" office:target-frame-name="_blank" xlink:show="new" text:style-name="Internet_20_link" text:visited-style-name="Visited_20_Internet_20_Link"><text:span text:style-name="T3">acid rain</text:span></text:a><text:span text:style-name="T3">. Again, water pollution in terms of the </text:span><text:a xlink:type="simple" xlink:href="https://www.conserve-energy-future.com/effects-of-oil-spills.php" office:target-frame-name="_blank" xlink:show="new" text:style-name="Internet_20_link" text:visited-style-name="Visited_20_Internet_20_Link"><text:span text:style-name="T3">oil spill</text:span></text:a><text:span text:style-name="T3"> may lead to the death of several wildlife species.</text:span></text:p>
      <text:h text:style-name="P4" text:outline-level="3"><text:bookmark text:name="2_Human_Health"/>2. Human Health:</text:h>
      <text:p text:style-name="Text_20_body"><text:span text:style-name="T3">The decrease in the </text:span><text:a xlink:type="simple" xlink:href="https://www.conserve-energy-future.com/best-houseplants-to-improve-indoor-air-quality.php" office:target-frame-name="_blank" xlink:show="new" text:style-name="Internet_20_link" text:visited-style-name="Visited_20_Internet_20_Link"><text:span text:style-name="T3">quality of air</text:span></text:a><text:span text:style-name="T3"> leads to several respiratory problems including asthma or lung cancer. Chest pain, congestion, throat inflammation, cardiovascular disease, respiratory disease are some of the diseases that can be </text:span><text:a xlink:type="simple" xlink:href="https://www.conserve-energy-future.com/various-air-pollution-facts.php" office:target-frame-name="_blank" xlink:show="new" text:style-name="Internet_20_link" text:visited-style-name="Visited_20_Internet_20_Link"><text:span text:style-name="T3">caused by air pollution</text:span></text:a><text:span text:style-name="T3">.</text:span></text:p>
      <text:p text:style-name="Text_20_body"><text:span text:style-name="T3">Water pollution occurs due to </text:span><text:a xlink:type="simple" xlink:href="https://www.conserve-energy-future.com/critical-and-grievous-diseases-caused-by-water-pollution.php" office:target-frame-name="_blank" xlink:show="new" text:style-name="Internet_20_link" text:visited-style-name="Visited_20_Internet_20_Link"><text:span text:style-name="T3">contamination of water</text:span></text:a><text:span text:style-name="T3"> and may pose skin related problems including skin irritations and rashes. Similarly, </text:span><text:a xlink:type="simple" xlink:href="https://www.conserve-energy-future.com/easy-and-practical-ways-to-reduce-noise-pollution.php" office:target-frame-name="_blank" xlink:show="new" text:style-name="Internet_20_link" text:visited-style-name="Visited_20_Internet_20_Link"><text:span text:style-name="T3">noise pollution</text:span></text:a><text:span text:style-name="T3"> leads to hearing loss, stress, and sleep disturbance.</text:span></text:p>
      <text:p text:style-name="Text_20_body"><text:span text:style-name="T3">It is worth noting that while the results of pollution tend to vary, it has one specific impact: degrading the quality of human life. Pollution has an adverse impact on humans in general and regardless of its extent, all of us have encountered its ill-effects at some point of time or the other.</text:span></text:p>
      <text:h text:style-name="P4" text:outline-level="3"><text:bookmark text:name="3_Global_Warming"/>3. Global Warming:</text:h>
      <text:p text:style-name="Text_20_body"><text:span text:style-name="T3">The emission of </text:span><text:a xlink:type="simple" xlink:href="https://www.conserve-energy-future.com/GreenHouseEffect.php" office:target-frame-name="_blank" xlink:show="new" text:style-name="Internet_20_link" text:visited-style-name="Visited_20_Internet_20_Link"><text:span text:style-name="T3">greenhouse gases</text:span></text:a><text:span text:style-name="T3"> particularly CO2 is leading to </text:span><text:a xlink:type="simple" xlink:href="https://www.conserve-energy-future.com/top-10-unbelievable-reasons-that-prove-global-warming-might-be-hoax.php" office:target-frame-name="_blank" xlink:show="new" text:style-name="Internet_20_link" text:visited-style-name="Visited_20_Internet_20_Link"><text:span text:style-name="T3">global warming</text:span></text:a><text:span text:style-name="T3">. Every other day new industries are being set up, new vehicles come on roads and trees are cut to make way for new homes.</text:span></text:p>
      <text:p text:style-name="P7">All of them, in a direct or indirect way, lead to an increase in CO2 in the environment. The increase in CO2 leads to the melting of polar ice caps which increases the sea level and pose danger for the people living near coastal areas.</text:p>
      <text:p text:style-name="P7"><text:soft-page-break/>It is worth noting that Global Warming is almost entirely caused by humans and unless we check our pollution levels, it can completely destroy the world as we know it.</text:p>
      <text:p text:style-name="P7">While Global Warming is already a reality, when it becomes even more pronounced over the next few years, we will possibly encounter the worst. There <text:span text:style-name="T1">wi</text:span>ll be fluctuations in temperature, a significant and persistent temperature rise, forest fires, and so much more.</text:p>
      <text:h text:style-name="P4" text:outline-level="3"><text:bookmark text:name="4_Ozone_Layer_Depletion"/>4. Ozone Layer Depletion:</text:h>
      <text:p text:style-name="Text_20_body"><text:span text:style-name="T3">The </text:span><text:a xlink:type="simple" xlink:href="https://www.conserve-energy-future.com/causes-and-effects-of-ozone-hole.php" office:target-frame-name="_blank" xlink:show="new" text:style-name="Internet_20_link" text:visited-style-name="Visited_20_Internet_20_Link"><text:span text:style-name="T3">ozone layer</text:span></text:a><text:span text:style-name="T3"> is the thin shield high up in the sky that stops ultraviolet rays from reaching the earth. As a result of human activities, chemicals, such as chlorofluorocarbons (CFCs), are released into the atmosphere thereby contributing to the </text:span><text:a xlink:type="simple" xlink:href="https://www.conserve-energy-future.com/ozone-layer-and-causes-of-ozone-depletion.php" office:target-frame-name="_blank" xlink:show="new" text:style-name="Internet_20_link" text:visited-style-name="Visited_20_Internet_20_Link"><text:span text:style-name="T3">depletion of the ozone layer</text:span></text:a><text:span text:style-name="T3">.</text:span></text:p>
      <text:h text:style-name="P4" text:outline-level="3">5. Infertile Land:</text:h>
      <text:p text:style-name="Text_20_body"><text:span text:style-name="T3">Due to the constant use of insecticides and pesticides, the soil may become infertile. Plants may not be able to grow properly. Various forms of chemicals produced from industrial waste are released into the flowing water which also affects the </text:span><text:a xlink:type="simple" xlink:href="https://www.conserve-energy-future.com/causes-effects-solutions-soil-degradation.php" office:target-frame-name="_blank" xlink:show="new" text:style-name="Internet_20_link" text:visited-style-name="Visited_20_Internet_20_Link"><text:span text:style-name="T3">quality of the soil</text:span></text:a><text:span text:style-name="T3">.</text:span></text:p>
      <text:h text:style-name="P5" text:outline-level="4"><text:bookmark text:name="Bottom_Line"/>Bottom Line:</text:h>
      <text:p text:style-name="P7">Pollution not only affects humans by destroying their respiratory, cardiovascular, and neurological systems; it also affects the nature, plants, fruits, vegetables, rivers, ponds, forests, animals, etc, on which they are highly dependent on survival. It is crucial to control pollution as nature, wildlife and human life are precious gifts to mankind.</text:p>
      <text:p text:style-name="P7">Remember, unless we embrace sustainable living, go green, and take tangible steps to lie with less- our world is likely to witness dramatic transformations due to pollution. So, follow the right guidelines and take the right steps to make way for a better world.</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Tahoma"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Tahoma" style:font-size-complex="12pt" style:language-complex="ur" style:country-complex="PK"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2T07:32:39.957000000</meta:creation-date>
    <dc:date>2021-03-23T21:04:39.855956934</dc:date>
    <meta:editing-duration>PT11M45S</meta:editing-duration>
    <meta:editing-cycles>7</meta:editing-cycles>
    <meta:generator>LibreOffice/7.1.1.2$Linux_X86_64 LibreOffice_project/10$Build-2</meta:generator>
    <meta:document-statistic meta:table-count="0" meta:image-count="0" meta:object-count="0" meta:page-count="5" meta:paragraph-count="68" meta:word-count="1648" meta:character-count="10246" meta:non-whitespace-character-count="8666"/>
  </office:meta>
</office:document-meta>
</file>